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19243" officeooo:paragraph-rsid="00019243"/>
    </style:style>
    <style:style style:name="P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19243" officeooo:paragraph-rsid="000192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</text:p>
      <text:p text:style-name="P1">MariaDB [TWITTER]&gt; SELECT * FROM KEYWORD_HASHTAG;</text:p>
      <text:p text:style-name="P1">+-------+-------+-----+--------------------+</text:p>
      <text:p text:style-name="P1">| HCODE | START | END | TEXT <text:s text:c="14"/>|</text:p>
      <text:p text:style-name="P1">+-------+-------+-----+--------------------+</text:p>
      <text:p text:style-name="P1">| 0004 <text:s/>| <text:s text:c="4"/>0 | <text:s text:c="2"/>4 | 이윤혁 <text:s text:c="12"/>|</text:p>
      <text:p text:style-name="P1">| 0005 <text:s/>| <text:s text:c="4"/>7 | <text:s text:c="2"/>9 | 이 <text:s text:c="16"/>|</text:p>
      <text:p text:style-name="P1">| 0007 <text:s/>| <text:s text:c="2"/>108 | 112 | 이윤혁 <text:s text:c="12"/>|</text:p>
      <text:p text:style-name="P1">| 0007 <text:s/>| <text:s text:c="2"/>113 | 120 | 우후루꾸루르 <text:s text:c="6"/>|</text:p>
      <text:p text:style-name="P1">| 0008 <text:s/>| <text:s text:c="4"/>8 | <text:s/>12 | 이윤혁 <text:s text:c="12"/>|</text:p>
      <text:p text:style-name="P1">| 0008 <text:s/>| <text:s text:c="3"/>13 | <text:s/>16 | 진짜 <text:s text:c="14"/>|</text:p>
      <text:p text:style-name="P1">| 0008 <text:s/>| <text:s text:c="3"/>17 | <text:s/>20 | 바보 <text:s text:c="14"/>|</text:p>
      <text:p text:style-name="P1">| 0008 <text:s/>| <text:s text:c="3"/>21 | <text:s/>24 | 맞음 <text:s text:c="14"/>|</text:p>
      <text:p text:style-name="P1">| 0008 <text:s/>| <text:s text:c="3"/>25 | <text:s/>29 | 이윤혁 <text:s text:c="12"/>|</text:p>
      <text:p text:style-name="P1">| 0008 <text:s/>| <text:s text:c="3"/>30 | <text:s/>32 | 이 <text:s text:c="16"/>|</text:p>
      <text:p text:style-name="P1">| 0008 <text:s/>| <text:s text:c="3"/>33 | <text:s/>35 | 윤 <text:s text:c="16"/>|</text:p>
      <text:p text:style-name="P1">| 0008 <text:s/>| <text:s text:c="3"/>36 | <text:s/>38 | 혁 <text:s text:c="16"/>|</text:p>
      <text:p text:style-name="P1">| 0008 <text:s/>| <text:s text:c="3"/>39 | <text:s/>44 | 서재익스 <text:s text:c="10"/>|</text:p>
      <text:p text:style-name="P1">| 0009 <text:s/>| <text:s text:c="3"/>28 | <text:s/>31 | 그는 <text:s text:c="14"/>|</text:p>
      <text:p text:style-name="P1">| 0009 <text:s/>| <text:s text:c="3"/>32 | <text:s/>35 | 천재 <text:s text:c="14"/>|</text:p>
      <text:p text:style-name="P1">| 0009 <text:s/>| <text:s text:c="3"/>36 | <text:s/>40 | 진짜다 <text:s text:c="12"/>|</text:p>
      <text:p text:style-name="P1">| 0010 <text:s/>| <text:s text:c="3"/>27 | <text:s/>31 | 이윤혁 <text:s text:c="12"/>|</text:p>
      <text:p text:style-name="P1">| 0010 <text:s/>| <text:s text:c="3"/>32 | <text:s/>36 | 이윤석 <text:s text:c="12"/>|</text:p>
      <text:p text:style-name="P1">| 0010 <text:s/>| <text:s text:c="3"/>37 | <text:s/>41 | 이석준 <text:s text:c="12"/>|</text:p>
      <text:p text:style-name="P1">| 0010 <text:s/>| <text:s text:c="3"/>42 | <text:s/>46 | 배인규 <text:s text:c="12"/>|</text:p>
      <text:p text:style-name="P1">| 0010 <text:s/>| <text:s text:c="3"/>47 | <text:s/>51 | 서재익 <text:s text:c="12"/>|</text:p>
      <text:p text:style-name="P1">| 0010 <text:s/>| <text:s text:c="3"/>52 | <text:s/>57 | 서재익스 <text:s text:c="10"/>|</text:p>
      <text:p text:style-name="P1">| 0011 <text:s/>| <text:s text:c="3"/>18 | <text:s/>21 | 천재 <text:s text:c="14"/>|</text:p>
      <text:p text:style-name="P1">| 0011 <text:s/>| <text:s text:c="3"/>22 | <text:s/>26 | 이윤혁 <text:s text:c="12"/>|</text:p>
      <text:p text:style-name="P1">| 0011 <text:s/>| <text:s text:c="3"/>27 | <text:s/>31 | 크지림 <text:s text:c="12"/>|</text:p>
      <text:p text:style-name="P1">+-------+-------+-----+--------------------+</text:p>
      <text:p text:style-name="P1">25 rows in set (0.00 sec)</text:p>
      <text:p text:style-name="P1"/>
      <text:p text:style-name="P1">MariaDB [TWITTER]&gt; use VISUAL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ariaDB [VISUAL]&gt; SELECT * FROME HASHTAG;</text:p>
      <text:p text:style-name="P1"><text:soft-page-break/>ERROR 1064 (42000): You have an error in your SQL syntax; check the manual that corresponds to your MariaDB server version for the right syntax to use near 'FROME HASHTAG' at line 1</text:p>
      <text:p text:style-name="P1">MariaDB [VISUAL]&gt; SELECT * FOME HASHTAG;</text:p>
      <text:p text:style-name="P1">ERROR 1064 (42000): You have an error in your SQL syntax; check the manual that corresponds to your MariaDB server version for the right syntax to use near 'FOME HASHTAG' at line 1</text:p>
      <text:p text:style-name="P1">MariaDB [VISUAL]&gt; SELECT * FROM HASHTAG;</text:p>
      <text:p text:style-name="P1">+--------------+-------+</text:p>
      <text:p text:style-name="P1">| HASHTAG <text:s text:c="5"/>| COUNT |</text:p>
      <text:p text:style-name="P1">+--------------+-------+</text:p>
      <text:p text:style-name="P1">| 그는 <text:s text:c="8"/>| <text:s text:c="4"/>1 |</text:p>
      <text:p text:style-name="P1">| 맞음 <text:s text:c="8"/>| <text:s text:c="4"/>1 |</text:p>
      <text:p text:style-name="P1">| 바보 <text:s text:c="8"/>| <text:s text:c="4"/>1 |</text:p>
      <text:p text:style-name="P1">| 배인규 <text:s text:c="6"/>| <text:s text:c="4"/>1 |</text:p>
      <text:p text:style-name="P1">| 서재익 <text:s text:c="6"/>| <text:s text:c="4"/>1 |</text:p>
      <text:p text:style-name="P1">| 서재익스 <text:s text:c="4"/>| <text:s text:c="4"/>2 |</text:p>
      <text:p text:style-name="P1">| 윤 <text:s text:c="10"/>| <text:s text:c="4"/>1 |</text:p>
      <text:p text:style-name="P1">| 이 <text:s text:c="10"/>| <text:s text:c="4"/>2 |</text:p>
      <text:p text:style-name="P1">| 이석준 <text:s text:c="6"/>| <text:s text:c="4"/>1 |</text:p>
      <text:p text:style-name="P1">| 이윤석 <text:s text:c="6"/>| <text:s text:c="4"/>1 |</text:p>
      <text:p text:style-name="P1">| 이윤혁 <text:s text:c="6"/>| <text:s text:c="4"/>6 |</text:p>
      <text:p text:style-name="P1">| 진짜 <text:s text:c="8"/>| <text:s text:c="4"/>1 |</text:p>
      <text:p text:style-name="P1">| 진짜다 <text:s text:c="6"/>| <text:s text:c="4"/>1 |</text:p>
      <text:p text:style-name="P1">| 천재 <text:s text:c="8"/>| <text:s text:c="4"/>2 |</text:p>
      <text:p text:style-name="P1">| 크지림 <text:s text:c="6"/>| <text:s text:c="4"/>1 |</text:p>
      <text:p text:style-name="P1">| 혁 <text:s text:c="10"/>| <text:s text:c="4"/>1 |</text:p>
      <text:p text:style-name="P1">+--------------+-------+</text:p>
      <text:p text:style-name="P2">16 rows in set (0.01 sec)</text:p>
      <text:p text:style-name="P1">vi@vi:~$ jps</text:p>
      <text:p text:style-name="P1">2994 DataNode</text:p>
      <text:p text:style-name="P1">3539 ResourceManager</text:p>
      <text:p text:style-name="P1">5927 Jps</text:p>
      <text:p text:style-name="P1">3752 NodeManager</text:p>
      <text:p text:style-name="P1">3289 SecondaryNameNode</text:p>
      <text:p text:style-name="P1">2811 NameNode</text:p>
      <text:p text:style-name="P1">vi@vi:~$ sqoop import --connect jdbc:mysql://localhost/TWITTER --username T-SA --password 1234 --table KEYWORD_HASHTAG --columns TEXT --target-dir hdfs://localhost:9000/user/vi/HASHTAG_INPUT -m 1</text:p>
      <text:p text:style-name="P1">Warning: /home/vi/sqoop/../hbase does not exist! HBase imports will fail.</text:p>
      <text:p text:style-name="P1"><text:soft-page-break/>Please set $HBASE_HOME to the root of your HBase installation.</text:p>
      <text:p text:style-name="P1">Warning: /home/vi/sqoop/../hcatalog does not exist! HCatalog jobs will fail.</text:p>
      <text:p text:style-name="P1">Please set $HCAT_HOME to the root of your HCatalog installation.</text:p>
      <text:p text:style-name="P1">Warning: /home/vi/sqoop/../accumulo does not exist! Accumulo imports will fail.</text:p>
      <text:p text:style-name="P1">Please set $ACCUMULO_HOME to the root of your Accumulo installation.</text:p>
      <text:p text:style-name="P1">Warning: /home/vi/sqoop/../zookeeper does not exist! Accumulo imports will fail.</text:p>
      <text:p text:style-name="P1">Please set $ZOOKEEPER_HOME to the root of your Zookeeper installation.</text:p>
      <text:p text:style-name="P1">/home/vi/hadoop/libexec/hadoop-functions.sh: 줄 2364: HADOOP_ORG.APACHE.SQOOP.SQOOP_USER: bad substitution</text:p>
      <text:p text:style-name="P1">/home/vi/hadoop/libexec/hadoop-functions.sh: 줄 2459: HADOOP_ORG.APACHE.SQOOP.SQOOP_OPTS: bad substitution</text:p>
      <text:p text:style-name="P1">2019-04-29 14:34:32,644 INFO sqoop.Sqoop: Running Sqoop version: 1.4.7</text:p>
      <text:p text:style-name="P1">2019-04-29 14:34:32,747 WARN tool.BaseSqoopTool: Setting your password on the command-line is insecure. Consider using -P instead.</text:p>
      <text:p text:style-name="P1">2019-04-29 14:34:32,877 INFO manager.MySQLManager: Preparing to use a MySQL streaming resultset.</text:p>
      <text:p text:style-name="P1">2019-04-29 14:34:32,877 INFO tool.CodeGenTool: Beginning code generation</text:p>
      <text:p text:style-name="P1">2019-04-29 14:34:33,191 INFO manager.SqlManager: Executing SQL statement: SELECT t.* FROM `KEYWORD_HASHTAG` AS t LIMIT 1</text:p>
      <text:p text:style-name="P1">2019-04-29 14:34:33,215 INFO manager.SqlManager: Executing SQL statement: SELECT t.* FROM `KEYWORD_HASHTAG` AS t LIMIT 1</text:p>
      <text:p text:style-name="P1">2019-04-29 14:34:33,224 INFO orm.CompilationManager: HADOOP_MAPRED_HOME is /home/vi/hadoop</text:p>
      <text:p text:style-name="P1">Note: /tmp/sqoop-vi/compile/f0b2feb12fae3e8c994892e0367c692b/KEYWORD_HASHTAG.java uses or overrides a deprecated API.</text:p>
      <text:p text:style-name="P1">Note: Recompile with -Xlint:deprecation for details.</text:p>
      <text:p text:style-name="P1">2019-04-29 14:34:34,713 INFO orm.CompilationManager: Writing jar file: /tmp/sqoop-vi/compile/f0b2feb12fae3e8c994892e0367c692b/KEYWORD_HASHTAG.jar</text:p>
      <text:p text:style-name="P1">2019-04-29 14:34:34,727 WARN manager.MySQLManager: It looks like you are importing from mysql.</text:p>
      <text:p text:style-name="P1">2019-04-29 14:34:34,728 WARN manager.MySQLManager: This transfer can be faster! Use the --direct</text:p>
      <text:p text:style-name="P1">2019-04-29 14:34:34,728 WARN manager.MySQLManager: option to exercise a MySQL-specific fast path.</text:p>
      <text:p text:style-name="P1">2019-04-29 14:34:34,728 INFO manager.MySQLManager: Setting zero DATETIME behavior to convertToNull (mysql)</text:p>
      <text:p text:style-name="P1">2019-04-29 14:34:34,731 WARN manager.CatalogQueryManager: The table KEYWORD_HASHTAG contains a multi-column primary key. Sqoop will default to the column HCODE only for this job.</text:p>
      <text:p text:style-name="P1"><text:soft-page-break/>2019-04-29 14:34:34,732 WARN manager.CatalogQueryManager: The table KEYWORD_HASHTAG contains a multi-column primary key. Sqoop will default to the column HCODE only for this job.</text:p>
      <text:p text:style-name="P1">2019-04-29 14:34:34,732 INFO mapreduce.ImportJobBase: Beginning import of KEYWORD_HASHTAG</text:p>
      <text:p text:style-name="P1">2019-04-29 14:34:34,733 INFO Configuration.deprecation: mapred.job.tracker is deprecated. Instead, use mapreduce.jobtracker.address</text:p>
      <text:p text:style-name="P1">2019-04-29 14:34:34,895 INFO Configuration.deprecation: mapred.jar is deprecated. Instead, use mapreduce.job.jar</text:p>
      <text:p text:style-name="P1">2019-04-29 14:34:35,682 INFO Configuration.deprecation: mapred.map.tasks is deprecated. Instead, use mapreduce.job.maps</text:p>
      <text:p text:style-name="P1">2019-04-29 14:34:35,793 INFO client.RMProxy: Connecting to ResourceManager at /0.0.0.0:8032</text:p>
      <text:p text:style-name="P1">2019-04-29 14:34:36,367 INFO mapreduce.JobResourceUploader: Disabling Erasure Coding for path: /tmp/hadoop-yarn/staging/vi/.staging/job_1556515458232_0004</text:p>
      <text:p text:style-name="P1">2019-04-29 14:34:40,672 INFO db.DBInputFormat: Using read commited transaction isolation</text:p>
      <text:p text:style-name="P1">2019-04-29 14:34:40,731 INFO mapreduce.JobSubmitter: number of splits:1</text:p>
      <text:p text:style-name="P1">2019-04-29 14:34:40,768 INFO Configuration.deprecation: yarn.resourcemanager.system-metrics-publisher.enabled is deprecated. Instead, use yarn.system-metrics-publisher.enabled</text:p>
      <text:p text:style-name="P1">2019-04-29 14:34:40,945 INFO mapreduce.JobSubmitter: Submitting tokens for job: job_1556515458232_0004</text:p>
      <text:p text:style-name="P1">2019-04-29 14:34:40,947 INFO mapreduce.JobSubmitter: Executing with tokens: []</text:p>
      <text:p text:style-name="P1">2019-04-29 14:34:41,230 INFO conf.Configuration: resource-types.xml not found</text:p>
      <text:p text:style-name="P1">2019-04-29 14:34:41,230 INFO resource.ResourceUtils: Unable to find 'resource-types.xml'.</text:p>
      <text:p text:style-name="P1">2019-04-29 14:34:41,305 INFO impl.YarnClientImpl: Submitted application application_1556515458232_0004</text:p>
      <text:p text:style-name="P1">2019-04-29 14:34:41,344 INFO mapreduce.Job: The url to track the job: http://vi:8088/proxy/application_1556515458232_0004/</text:p>
      <text:p text:style-name="P1">2019-04-29 14:34:41,345 INFO mapreduce.Job: Running job: job_1556515458232_0004</text:p>
      <text:p text:style-name="P1">2019-04-29 14:34:48,571 INFO mapreduce.Job: Job job_1556515458232_0004 running in uber mode : false</text:p>
      <text:p text:style-name="P1">2019-04-29 14:34:48,572 INFO mapreduce.Job: <text:s/>map 0% reduce 0%</text:p>
      <text:p text:style-name="P1">2019-04-29 14:34:54,643 INFO mapreduce.Job: <text:s/>map 100% reduce 0%</text:p>
      <text:p text:style-name="P1">2019-04-29 14:34:54,650 INFO mapreduce.Job: Job job_1556515458232_0004 completed successfully</text:p>
      <text:p text:style-name="P1">2019-04-29 14:34:54,747 INFO mapreduce.Job: Counters: 33</text:p>
      <text:p text:style-name="P1"><text:tab/>File System Counters</text:p>
      <text:p text:style-name="P1"><text:tab/><text:tab/>FILE: Number of bytes read=0</text:p>
      <text:p text:style-name="P1"><text:soft-page-break/><text:tab/><text:tab/>FILE: Number of bytes written=229912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87</text:p>
      <text:p text:style-name="P1"><text:tab/><text:tab/>HDFS: Number of bytes written=223</text:p>
      <text:p text:style-name="P1"><text:tab/><text:tab/>HDFS: Number of read operations=6</text:p>
      <text:p text:style-name="P1"><text:tab/><text:tab/>HDFS: Number of large read operations=0</text:p>
      <text:p text:style-name="P1"><text:tab/><text:tab/>HDFS: Number of write operations=2</text:p>
      <text:p text:style-name="P1"><text:tab/><text:tab/>HDFS: Number of bytes read erasure-coded=0</text:p>
      <text:p text:style-name="P1"><text:tab/>Job Counters </text:p>
      <text:p text:style-name="P1"><text:tab/><text:tab/>Launched map tasks=1</text:p>
      <text:p text:style-name="P1"><text:tab/><text:tab/>Other local map tasks=1</text:p>
      <text:p text:style-name="P1"><text:tab/><text:tab/>Total time spent by all maps in occupied slots (ms)=3203</text:p>
      <text:p text:style-name="P1"><text:tab/><text:tab/>Total time spent by all reduces in occupied slots (ms)=0</text:p>
      <text:p text:style-name="P1"><text:tab/><text:tab/>Total time spent by all map tasks (ms)=3203</text:p>
      <text:p text:style-name="P1"><text:tab/><text:tab/>Total vcore-milliseconds taken by all map tasks=3203</text:p>
      <text:p text:style-name="P1"><text:tab/><text:tab/>Total megabyte-milliseconds taken by all map tasks=3279872</text:p>
      <text:p text:style-name="P1"><text:tab/>Map-Reduce Framework</text:p>
      <text:p text:style-name="P1"><text:tab/><text:tab/>Map input records=25</text:p>
      <text:p text:style-name="P1"><text:tab/><text:tab/>Map output records=25</text:p>
      <text:p text:style-name="P1"><text:tab/><text:tab/>Input split bytes=87</text:p>
      <text:p text:style-name="P1"><text:tab/><text:tab/>Spilled Records=0</text:p>
      <text:p text:style-name="P1"><text:tab/><text:tab/>Failed Shuffles=0</text:p>
      <text:p text:style-name="P1"><text:tab/><text:tab/>Merged Map outputs=0</text:p>
      <text:p text:style-name="P1"><text:tab/><text:tab/>GC time elapsed (ms)=77</text:p>
      <text:p text:style-name="P1"><text:tab/><text:tab/>CPU time spent (ms)=1130</text:p>
      <text:p text:style-name="P1"><text:tab/><text:tab/>Physical memory (bytes) snapshot=243761152</text:p>
      <text:p text:style-name="P1"><text:tab/><text:tab/>Virtual memory (bytes) snapshot=2662653952</text:p>
      <text:p text:style-name="P1"><text:tab/><text:tab/>Total committed heap usage (bytes)=187170816</text:p>
      <text:p text:style-name="P1"><text:tab/><text:tab/>Peak Map Physical memory (bytes)=243761152</text:p>
      <text:p text:style-name="P1"><text:tab/><text:tab/>Peak Map Virtual memory (bytes)=2662653952</text:p>
      <text:p text:style-name="P1"><text:tab/>File Input Format Counters </text:p>
      <text:p text:style-name="P1"><text:tab/><text:tab/>Bytes Read=0</text:p>
      <text:p text:style-name="P1"><text:tab/>File Output Format Counters </text:p>
      <text:p text:style-name="P1"><text:tab/><text:tab/>Bytes Written=223</text:p>
      <text:p text:style-name="P1">2019-04-29 14:34:54,753 INFO mapreduce.ImportJobBase: Transferred 223 bytes in 19.0468 seconds (11.708 bytes/sec)</text:p>
      <text:p text:style-name="P1">2019-04-29 14:34:54,756 INFO mapreduce.ImportJobBase: Retrieved 25 records.</text:p>
      <text:p text:style-name="P1">vi@vi:~$ yarn jar /home/vi/hadoop/jar/HashtagCount.jar HashtagCount /user/vi/HASHTAG_INPUT/part-m-00000 HASHTAG_OUTPUT</text:p>
      <text:p text:style-name="P1"><text:soft-page-break/>2019-04-29 14:35:23,681 INFO client.RMProxy: Connecting to ResourceManager at /0.0.0.0:8032</text:p>
      <text:p text:style-name="P1">2019-04-29 14:35:24,083 WARN mapreduce.JobResourceUploader: Hadoop command-line option parsing not performed. Implement the Tool interface and execute your application with ToolRunner to remedy this.</text:p>
      <text:p text:style-name="P1">2019-04-29 14:35:24,158 INFO mapreduce.JobResourceUploader: Disabling Erasure Coding for path: /tmp/hadoop-yarn/staging/vi/.staging/job_1556515458232_0005</text:p>
      <text:p text:style-name="P1">2019-04-29 14:35:24,373 INFO input.FileInputFormat: Total input files to process : 1</text:p>
      <text:p text:style-name="P1">2019-04-29 14:35:24,452 INFO mapreduce.JobSubmitter: number of splits:1</text:p>
      <text:p text:style-name="P1">2019-04-29 14:35:24,517 INFO Configuration.deprecation: yarn.resourcemanager.system-metrics-publisher.enabled is deprecated. Instead, use yarn.system-metrics-publisher.enabled</text:p>
      <text:p text:style-name="P1">2019-04-29 14:35:24,650 INFO mapreduce.JobSubmitter: Submitting tokens for job: job_1556515458232_0005</text:p>
      <text:p text:style-name="P1">2019-04-29 14:35:24,652 INFO mapreduce.JobSubmitter: Executing with tokens: []</text:p>
      <text:p text:style-name="P1">2019-04-29 14:35:24,903 INFO conf.Configuration: resource-types.xml not found</text:p>
      <text:p text:style-name="P1">2019-04-29 14:35:24,904 INFO resource.ResourceUtils: Unable to find 'resource-types.xml'.</text:p>
      <text:p text:style-name="P1">2019-04-29 14:35:24,978 INFO impl.YarnClientImpl: Submitted application application_1556515458232_0005</text:p>
      <text:p text:style-name="P1">2019-04-29 14:35:25,022 INFO mapreduce.Job: The url to track the job: http://vi:8088/proxy/application_1556515458232_0005/</text:p>
      <text:p text:style-name="P1">2019-04-29 14:35:25,023 INFO mapreduce.Job: Running job: job_1556515458232_0005</text:p>
      <text:p text:style-name="P1">2019-04-29 14:35:32,175 INFO mapreduce.Job: Job job_1556515458232_0005 running in uber mode : false</text:p>
      <text:p text:style-name="P1">2019-04-29 14:35:32,176 INFO mapreduce.Job: <text:s/>map 0% reduce 0%</text:p>
      <text:p text:style-name="P1">2019-04-29 14:35:37,245 INFO mapreduce.Job: <text:s/>map 100% reduce 0%</text:p>
      <text:p text:style-name="P1">2019-04-29 14:35:42,283 INFO mapreduce.Job: <text:s/>map 100% reduce 100%</text:p>
      <text:p text:style-name="P1">2019-04-29 14:35:42,303 INFO mapreduce.Job: Job job_1556515458232_0005 completed successfully</text:p>
      <text:p text:style-name="P1">2019-04-29 14:35:42,420 INFO mapreduce.Job: Counters: 54</text:p>
      <text:p text:style-name="P1"><text:tab/>File System Counters</text:p>
      <text:p text:style-name="P1"><text:tab/><text:tab/>FILE: Number of bytes read=232</text:p>
      <text:p text:style-name="P1"><text:tab/><text:tab/>FILE: Number of bytes written=443037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344</text:p>
      <text:p text:style-name="P1"><text:tab/><text:tab/>HDFS: Number of bytes written=162</text:p>
      <text:p text:style-name="P1"><text:tab/><text:tab/>HDFS: Number of read operations=8</text:p>
      <text:p text:style-name="P1"><text:tab/><text:tab/>HDFS: Number of large read operations=0</text:p>
      <text:p text:style-name="P1"><text:soft-page-break/><text:tab/><text:tab/>HDFS: Number of write operations=2</text:p>
      <text:p text:style-name="P1"><text:tab/><text:tab/>HDFS: Number of bytes read erasure-coded=0</text:p>
      <text:p text:style-name="P1"><text:tab/>Job Counters </text:p>
      <text:p text:style-name="P1"><text:tab/><text:tab/>Launched map tasks=1</text:p>
      <text:p text:style-name="P1"><text:tab/><text:tab/>Launched reduce tasks=1</text:p>
      <text:p text:style-name="P1"><text:tab/><text:tab/>Data-local map tasks=1</text:p>
      <text:p text:style-name="P1"><text:tab/><text:tab/>Total time spent by all maps in occupied slots (ms)=2718</text:p>
      <text:p text:style-name="P1"><text:tab/><text:tab/>Total time spent by all reduces in occupied slots (ms)=3010</text:p>
      <text:p text:style-name="P1"><text:tab/><text:tab/>Total time spent by all map tasks (ms)=2718</text:p>
      <text:p text:style-name="P1"><text:tab/><text:tab/>Total time spent by all reduce tasks (ms)=3010</text:p>
      <text:p text:style-name="P1"><text:tab/><text:tab/>Total vcore-milliseconds taken by all map tasks=2718</text:p>
      <text:p text:style-name="P1"><text:tab/><text:tab/>Total vcore-milliseconds taken by all reduce tasks=3010</text:p>
      <text:p text:style-name="P1"><text:tab/><text:tab/>Total megabyte-milliseconds taken by all map tasks=2783232</text:p>
      <text:p text:style-name="P1"><text:tab/><text:tab/>Total megabyte-milliseconds taken by all reduce tasks=3082240</text:p>
      <text:p text:style-name="P1"><text:tab/>Map-Reduce Framework</text:p>
      <text:p text:style-name="P1"><text:tab/><text:tab/>Map input records=25</text:p>
      <text:p text:style-name="P1"><text:tab/><text:tab/>Map output records=24</text:p>
      <text:p text:style-name="P1"><text:tab/><text:tab/>Map output bytes=300</text:p>
      <text:p text:style-name="P1"><text:tab/><text:tab/>Map output materialized bytes=232</text:p>
      <text:p text:style-name="P1"><text:tab/><text:tab/>Input split bytes=121</text:p>
      <text:p text:style-name="P1"><text:tab/><text:tab/>Combine input records=24</text:p>
      <text:p text:style-name="P1"><text:tab/><text:tab/>Combine output records=16</text:p>
      <text:p text:style-name="P1"><text:tab/><text:tab/>Reduce input groups=16</text:p>
      <text:p text:style-name="P1"><text:tab/><text:tab/>Reduce shuffle bytes=232</text:p>
      <text:p text:style-name="P1"><text:tab/><text:tab/>Reduce input records=16</text:p>
      <text:p text:style-name="P1"><text:tab/><text:tab/>Reduce output records=16</text:p>
      <text:p text:style-name="P1"><text:tab/><text:tab/>Spilled Records=32</text:p>
      <text:p text:style-name="P1"><text:tab/><text:tab/>Shuffled Maps =1</text:p>
      <text:p text:style-name="P1"><text:tab/><text:tab/>Failed Shuffles=0</text:p>
      <text:p text:style-name="P1"><text:tab/><text:tab/>Merged Map outputs=1</text:p>
      <text:p text:style-name="P1"><text:tab/><text:tab/>GC time elapsed (ms)=133</text:p>
      <text:p text:style-name="P1"><text:tab/><text:tab/>CPU time spent (ms)=1290</text:p>
      <text:p text:style-name="P1"><text:tab/><text:tab/>Physical memory (bytes) snapshot=540749824</text:p>
      <text:p text:style-name="P1"><text:tab/><text:tab/>Virtual memory (bytes) snapshot=5321773056</text:p>
      <text:p text:style-name="P1"><text:tab/><text:tab/>Total committed heap usage (bytes)=480772096</text:p>
      <text:p text:style-name="P1"><text:tab/><text:tab/>Peak Map Physical memory (bytes)=313966592</text:p>
      <text:p text:style-name="P1"><text:tab/><text:tab/>Peak Map Virtual memory (bytes)=2655535104</text:p>
      <text:p text:style-name="P1"><text:tab/><text:tab/>Peak Reduce Physical memory (bytes)=226783232</text:p>
      <text:p text:style-name="P1"><text:tab/><text:tab/>Peak Reduce Virtual memory (bytes)=2666237952</text:p>
      <text:p text:style-name="P1"><text:tab/>Shuffle Errors</text:p>
      <text:p text:style-name="P1"><text:tab/><text:tab/>BAD_ID=0</text:p>
      <text:p text:style-name="P1"><text:soft-page-break/><text:tab/><text:tab/>CONNECTION=0</text:p>
      <text:p text:style-name="P1"><text:tab/><text:tab/>IO_ERROR=0</text:p>
      <text:p text:style-name="P1"><text:tab/><text:tab/>WRONG_LENGTH=0</text:p>
      <text:p text:style-name="P1"><text:tab/><text:tab/>WRONG_MAP=0</text:p>
      <text:p text:style-name="P1"><text:tab/><text:tab/>WRONG_REDUCE=0</text:p>
      <text:p text:style-name="P1"><text:tab/>File Input Format Counters </text:p>
      <text:p text:style-name="P1"><text:tab/><text:tab/>Bytes Read=223</text:p>
      <text:p text:style-name="P1"><text:tab/>File Output Format Counters </text:p>
      <text:p text:style-name="P1"><text:tab/><text:tab/>Bytes Written=162</text:p>
      <text:p text:style-name="P1">vi@vi:~$ sqoop export --connect jdbc:mysql://localhost/VISUAL --username T-SA --password 1234 --table HASHTAG --export-dir hdfs://localhost:9000/user/vi/HASHTAG_OUTPUT/part-r-00000 --columns HASHTAG,COUNT --input-fields-terminated-by "\t"</text:p>
      <text:p text:style-name="P1">Warning: /home/vi/sqoop/../hbase does not exist! HBase imports will fail.</text:p>
      <text:p text:style-name="P1">Please set $HBASE_HOME to the root of your HBase installation.</text:p>
      <text:p text:style-name="P1">Warning: /home/vi/sqoop/../hcatalog does not exist! HCatalog jobs will fail.</text:p>
      <text:p text:style-name="P1">Please set $HCAT_HOME to the root of your HCatalog installation.</text:p>
      <text:p text:style-name="P1">Warning: /home/vi/sqoop/../accumulo does not exist! Accumulo imports will fail.</text:p>
      <text:p text:style-name="P1">Please set $ACCUMULO_HOME to the root of your Accumulo installation.</text:p>
      <text:p text:style-name="P1">Warning: /home/vi/sqoop/../zookeeper does not exist! Accumulo imports will fail.</text:p>
      <text:p text:style-name="P1">Please set $ZOOKEEPER_HOME to the root of your Zookeeper installation.</text:p>
      <text:p text:style-name="P1">/home/vi/hadoop/libexec/hadoop-functions.sh: 줄 2364: HADOOP_ORG.APACHE.SQOOP.SQOOP_USER: bad substitution</text:p>
      <text:p text:style-name="P1">/home/vi/hadoop/libexec/hadoop-functions.sh: 줄 2459: HADOOP_ORG.APACHE.SQOOP.SQOOP_OPTS: bad substitution</text:p>
      <text:p text:style-name="P1">2019-04-29 14:36:18,128 INFO sqoop.Sqoop: Running Sqoop version: 1.4.7</text:p>
      <text:p text:style-name="P1">2019-04-29 14:36:18,238 WARN tool.BaseSqoopTool: Setting your password on the command-line is insecure. Consider using -P instead.</text:p>
      <text:p text:style-name="P1">2019-04-29 14:36:18,364 INFO manager.MySQLManager: Preparing to use a MySQL streaming resultset.</text:p>
      <text:p text:style-name="P1">2019-04-29 14:36:18,370 INFO tool.CodeGenTool: Beginning code generation</text:p>
      <text:p text:style-name="P1">2019-04-29 14:36:18,727 INFO manager.SqlManager: Executing SQL statement: SELECT t.* FROM `HASHTAG` AS t LIMIT 1</text:p>
      <text:p text:style-name="P1">2019-04-29 14:36:18,745 INFO manager.SqlManager: Executing SQL statement: SELECT t.* FROM `HASHTAG` AS t LIMIT 1</text:p>
      <text:p text:style-name="P1">2019-04-29 14:36:18,753 INFO orm.CompilationManager: HADOOP_MAPRED_HOME is /home/vi/hadoop</text:p>
      <text:p text:style-name="P1">Note: /tmp/sqoop-vi/compile/38bdf28f4b630ecd782c859c2915b580/HASHTAG.java uses or overrides a deprecated API.</text:p>
      <text:p text:style-name="P1">Note: Recompile with -Xlint:deprecation for details.</text:p>
      <text:p text:style-name="P1"><text:soft-page-break/>2019-04-29 14:36:20,172 INFO orm.CompilationManager: Writing jar file: /tmp/sqoop-vi/compile/38bdf28f4b630ecd782c859c2915b580/HASHTAG.jar</text:p>
      <text:p text:style-name="P1">2019-04-29 14:36:20,185 INFO mapreduce.ExportJobBase: Beginning export of HASHTAG</text:p>
      <text:p text:style-name="P1">2019-04-29 14:36:20,186 INFO Configuration.deprecation: mapred.job.tracker is deprecated. Instead, use mapreduce.jobtracker.address</text:p>
      <text:p text:style-name="P1">2019-04-29 14:36:20,335 INFO Configuration.deprecation: mapred.jar is deprecated. Instead, use mapreduce.job.jar</text:p>
      <text:p text:style-name="P1">2019-04-29 14:36:21,368 INFO Configuration.deprecation: mapred.reduce.tasks.speculative.execution is deprecated. Instead, use mapreduce.reduce.speculative</text:p>
      <text:p text:style-name="P1">2019-04-29 14:36:21,373 INFO Configuration.deprecation: mapred.map.tasks.speculative.execution is deprecated. Instead, use mapreduce.map.speculative</text:p>
      <text:p text:style-name="P1">2019-04-29 14:36:21,373 INFO Configuration.deprecation: mapred.map.tasks is deprecated. Instead, use mapreduce.job.maps</text:p>
      <text:p text:style-name="P1">2019-04-29 14:36:21,476 INFO client.RMProxy: Connecting to ResourceManager at /0.0.0.0:8032</text:p>
      <text:p text:style-name="P1">2019-04-29 14:36:21,957 INFO mapreduce.JobResourceUploader: Disabling Erasure Coding for path: /tmp/hadoop-yarn/staging/vi/.staging/job_1556515458232_0006</text:p>
      <text:p text:style-name="P1">2019-04-29 14:36:24,537 INFO input.FileInputFormat: Total input files to process : 1</text:p>
      <text:p text:style-name="P1">2019-04-29 14:36:24,539 INFO input.FileInputFormat: Total input files to process : 1</text:p>
      <text:p text:style-name="P1">2019-04-29 14:36:24,604 INFO mapreduce.JobSubmitter: number of splits:4</text:p>
      <text:p text:style-name="P1">2019-04-29 14:36:24,715 INFO Configuration.deprecation: mapred.map.tasks.speculative.execution is deprecated. Instead, use mapreduce.map.speculative</text:p>
      <text:p text:style-name="P1">2019-04-29 14:36:24,715 INFO Configuration.deprecation: yarn.resourcemanager.system-metrics-publisher.enabled is deprecated. Instead, use yarn.system-metrics-publisher.enabled</text:p>
      <text:p text:style-name="P1">2019-04-29 14:36:25,228 INFO mapreduce.JobSubmitter: Submitting tokens for job: job_1556515458232_0006</text:p>
      <text:p text:style-name="P1">2019-04-29 14:36:25,229 INFO mapreduce.JobSubmitter: Executing with tokens: []</text:p>
      <text:p text:style-name="P1">2019-04-29 14:36:25,466 INFO conf.Configuration: resource-types.xml not found</text:p>
      <text:p text:style-name="P1">2019-04-29 14:36:25,467 INFO resource.ResourceUtils: Unable to find 'resource-types.xml'.</text:p>
      <text:p text:style-name="P1">2019-04-29 14:36:25,533 INFO impl.YarnClientImpl: Submitted application application_1556515458232_0006</text:p>
      <text:p text:style-name="P1">2019-04-29 14:36:25,570 INFO mapreduce.Job: The url to track the job: http://vi:8088/proxy/application_1556515458232_0006/</text:p>
      <text:p text:style-name="P1">2019-04-29 14:36:25,571 INFO mapreduce.Job: Running job: job_1556515458232_0006</text:p>
      <text:p text:style-name="P1"><text:soft-page-break/>2019-04-29 14:36:32,690 INFO mapreduce.Job: Job job_1556515458232_0006 running in uber mode : false</text:p>
      <text:p text:style-name="P1">2019-04-29 14:36:32,691 INFO mapreduce.Job: <text:s/>map 0% reduce 0%</text:p>
      <text:p text:style-name="P1">2019-04-29 14:36:44,847 INFO mapreduce.Job: <text:s/>map 100% reduce 0%</text:p>
      <text:p text:style-name="P1">2019-04-29 14:36:45,861 INFO mapreduce.Job: Job job_1556515458232_0006 completed successfully</text:p>
      <text:p text:style-name="P1">2019-04-29 14:36:45,954 INFO mapreduce.Job: Counters: 33</text:p>
      <text:p text:style-name="P1"><text:tab/>File System Counters</text:p>
      <text:p text:style-name="P1"><text:tab/><text:tab/>FILE: Number of bytes read=0</text:p>
      <text:p text:style-name="P1"><text:tab/><text:tab/>FILE: Number of bytes written=918548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1070</text:p>
      <text:p text:style-name="P1"><text:tab/><text:tab/>HDFS: Number of bytes written=0</text:p>
      <text:p text:style-name="P1"><text:tab/><text:tab/>HDFS: Number of read operations=19</text:p>
      <text:p text:style-name="P1"><text:tab/><text:tab/>HDFS: Number of large read operations=0</text:p>
      <text:p text:style-name="P1"><text:tab/><text:tab/>HDFS: Number of write operations=0</text:p>
      <text:p text:style-name="P1"><text:tab/><text:tab/>HDFS: Number of bytes read erasure-coded=0</text:p>
      <text:p text:style-name="P1"><text:tab/>Job Counters </text:p>
      <text:p text:style-name="P1"><text:tab/><text:tab/>Launched map tasks=4</text:p>
      <text:p text:style-name="P1"><text:tab/><text:tab/>Data-local map tasks=4</text:p>
      <text:p text:style-name="P1"><text:tab/><text:tab/>Total time spent by all maps in occupied slots (ms)=37598</text:p>
      <text:p text:style-name="P1"><text:tab/><text:tab/>Total time spent by all reduces in occupied slots (ms)=0</text:p>
      <text:p text:style-name="P1"><text:tab/><text:tab/>Total time spent by all map tasks (ms)=37598</text:p>
      <text:p text:style-name="P1"><text:tab/><text:tab/>Total vcore-milliseconds taken by all map tasks=37598</text:p>
      <text:p text:style-name="P1"><text:tab/><text:tab/>Total megabyte-milliseconds taken by all map tasks=38500352</text:p>
      <text:p text:style-name="P1"><text:tab/>Map-Reduce Framework</text:p>
      <text:p text:style-name="P1"><text:tab/><text:tab/>Map input records=16</text:p>
      <text:p text:style-name="P1"><text:tab/><text:tab/>Map output records=16</text:p>
      <text:p text:style-name="P1"><text:tab/><text:tab/>Input split bytes=626</text:p>
      <text:p text:style-name="P1"><text:tab/><text:tab/>Spilled Records=0</text:p>
      <text:p text:style-name="P1"><text:tab/><text:tab/>Failed Shuffles=0</text:p>
      <text:p text:style-name="P1"><text:tab/><text:tab/>Merged Map outputs=0</text:p>
      <text:p text:style-name="P1"><text:tab/><text:tab/>GC time elapsed (ms)=907</text:p>
      <text:p text:style-name="P1"><text:tab/><text:tab/>CPU time spent (ms)=5800</text:p>
      <text:p text:style-name="P1"><text:tab/><text:tab/>Physical memory (bytes) snapshot=985686016</text:p>
      <text:p text:style-name="P1"><text:tab/><text:tab/>Virtual memory (bytes) snapshot=10641420288</text:p>
      <text:p text:style-name="P1"><text:tab/><text:tab/>Total committed heap usage (bytes)=751828992</text:p>
      <text:p text:style-name="P1"><text:tab/><text:tab/>Peak Map Physical memory (bytes)=247336960</text:p>
      <text:p text:style-name="P1"><text:tab/><text:tab/>Peak Map Virtual memory (bytes)=2660864000</text:p>
      <text:p text:style-name="P1"><text:soft-page-break/><text:tab/>File Input Format Counters </text:p>
      <text:p text:style-name="P1"><text:tab/><text:tab/>Bytes Read=0</text:p>
      <text:p text:style-name="P1"><text:tab/>File Output Format Counters </text:p>
      <text:p text:style-name="P1"><text:tab/><text:tab/>Bytes Written=0</text:p>
      <text:p text:style-name="P1">2019-04-29 14:36:45,960 INFO mapreduce.ExportJobBase: Transferred 1.0449 KB in 24.5721 seconds (43.5453 bytes/sec)</text:p>
      <text:p text:style-name="P1">2019-04-29 14:36:45,964 INFO mapreduce.ExportJobBase: Exported 16 recor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4:44:58.776462548</meta:creation-date>
    <dc:date>2019-04-29T14:45:41.615386909</dc:date>
    <meta:editing-duration>PT44S</meta:editing-duration>
    <meta:editing-cycles>1</meta:editing-cycles>
    <meta:document-statistic meta:table-count="0" meta:image-count="0" meta:object-count="0" meta:page-count="11" meta:paragraph-count="323" meta:word-count="2287" meta:character-count="18666" meta:non-whitespace-character-count="15882"/>
    <meta:generator>LibreOffice/6.0.7.3$Linux_X86_64 LibreOffice_project/00m0$Build-3</meta:generator>
  </office:meta>
</office:document-meta>
</file>